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150%"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s and Graphs - 1</text:p>
      <text:p text:style-name="P1"/>
      <text:p text:style-name="P2">Steps to investigate a function:</text:p>
      <text:list xml:id="list1809139409" text:style-name="L1">
        <text:list-item>
          <text:p text:style-name="P3">Find the domain of definition of the given function and the set of its values.</text:p>
        </text:list-item>
        <text:list-item>
          <text:p text:style-name="P3">Check to see whether the function is even or odd.</text:p>
          <text:list>
            <text:list-item>
              <text:list>
                <text:list-item>
                  <text:list>
                    <text:list-header>
                      <text:p text:style-name="P3">f(x) is even if f(-x) = f(x)</text:p>
                      <text:list>
                        <text:list-header>
                          <text:p text:style-name="P3"><text:s text:c="5"/>odd <text:s/>if f(-x) = -f(x) <text:s text:c="2"/>for any x.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list xml:id="list815806626" text:style-name="L2">
        <text:list-item>
          <text:p text:style-name="P4">Find the intervals of monotonicity and the intervals of constant sign of the function</text:p>
        </text:list-item>
        <text:list-item>
          <text:p text:style-name="P4">Determine the points of intersection of the graph of the function with the coordinate axes.</text:p>
        </text:list-item>
        <text:list-item>
          <text:p text:style-name="P4">Plot the function.</text:p>
        </text:list-item>
      </text:list>
      <text:p text:style-name="P2"/>
      <text:p text:style-name="P2"/>
      <text:p text:style-name="P2">Investigate the following functions:</text:p>
      <text:list xml:id="list2094488489" text:style-name="L3">
        <text:list-item>
          <text:p text:style-name="P5">y = 2, y = 5 , y = -4, y = 0</text:p>
        </text:list-item>
        <text:list-item>
          <text:p text:style-name="P5">x = 3, x = 4, x = -2, x = -5, x = 0</text:p>
        </text:list-item>
        <text:list-item>
          <text:p text:style-name="P5">y = x, <text:s text:c="2"/>y = -x</text:p>
        </text:list-item>
        <text:list-item>
          <text:p text:style-name="P5">y = 1/x, <text:s/>y = <text:s/>-1/x</text:p>
        </text:list-item>
        <text:list-item>
          <text:p text:style-name="P5">y = x, y = 2x, <text:s/>y = 4x, <text:s/>y = <text:s/>10x</text:p>
        </text:list-item>
        <text:list-item>
          <text:p text:style-name="P5">y = 1/x, <text:s/>y = 2/x, y = <text:s/>4/x, <text:s/>y = 10/x</text:p>
        </text:list-item>
        <text:list-item>
          <text:p text:style-name="P5">y = x , y = x+1, <text:s/>y = x+2, <text:s/>y = x+ 4 , y = x+10</text:p>
        </text:list-item>
        <text:list-item>
          <text:p text:style-name="P5">y = 2x, <text:s/>y = 2x +1, y = 2x + 4, y = 2x – 3, y = 2x – 5</text:p>
        </text:list-item>
        <text:list-item>
          <text:p text:style-name="P5">y = 1/x, y = 1/x +1, y = 1/x +3, <text:s/>y = 1/x <text:s/>-1, <text:s/>y = 1/x – 3</text:p>
        </text:list-item>
        <text:list-item>
          <text:p text:style-name="P5">y = -1/x, y = -1/x +2 , y = -1/x + 5, y = -1/x <text:s/>-1, y = -1/x -3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09:24:03</meta:creation-date>
    <dc:date>2014-07-22T09:58:41</dc:date>
    <meta:editing-duration>PT19M28S</meta:editing-duration>
    <meta:editing-cycles>1</meta:editing-cycles>
    <meta:document-statistic meta:table-count="0" meta:image-count="0" meta:object-count="0" meta:page-count="1" meta:paragraph-count="20" meta:word-count="246" meta:character-count="902" meta:non-whitespace-character-count="666"/>
    <meta:generator>LibreOffice/3.5$Linux_x86 LibreOffice_project/350m1$Build-2</meta:generator>
  </office:meta>
</office:document-meta>
</file>